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5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19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3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9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9" table:default-cell-style-name="ce15"/>
        <table:table-column table:style-name="co20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4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0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9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.00.0000</text:date>, <text:time style:data-style-name="N2" text:time-value="15:53:38.5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15T15:55:19.986000000</dc:date>
    <meta:editing-duration>P5DT16H15M18S</meta:editing-duration>
    <meta:editing-cycles>2210</meta:editing-cycles>
    <meta:document-statistic meta:table-count="5" meta:cell-count="6547" meta:object-count="0"/>
    <meta:user-defined meta:name="qrichtext">1</meta:user-defined>
  </office:meta>
</office:document-meta>
</file>